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101029763.78397" calcext:value-type="float">
            <text:p>101,029,764</text:p>
          </table:table-cell>
          <table:table-cell table:style-name="ce32"/>
          <table:table-cell table:style-name="ce11" table:formula="of:=[.W9]" office:value-type="float" office:value="5476484.47499999" calcext:value-type="float">
            <text:p>5,476,484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40.843936666667" calcext:value-type="float">
            <text:p>240.8</text:p>
          </table:table-cell>
          <table:table-cell table:style-name="ce10" table:formula="of:=1.1%*(1+[.S22])/60" office:value-type="percentage" office:value="0.00345583333333333" calcext:value-type="percentage">
            <text:p>0.35%</text:p>
          </table:table-cell>
          <table:table-cell table:style-name="ce9" table:formula="of:=[.W2]*60" office:value-type="percentage" office:value="0.20735" calcext:value-type="percentage">
            <text:p>20.74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8.16" calcext:value-type="float">
            <text:p>758.16</text:p>
          </table:table-cell>
          <table:table-cell table:formula="of:=SUM([.AL3:.AL5])" office:value-type="float" office:value="1671.4546992" calcext:value-type="float">
            <text:p>1671.4546992</text:p>
          </table:table-cell>
          <table:table-cell table:formula="of:=SUM([.AM3:.AM5])" office:value-type="float" office:value="0.8357273496" calcext:value-type="float">
            <text:p>0.83572734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785" calcext:value-type="float">
            <text:p>51.785</text:p>
          </table:table-cell>
          <table:table-cell table:style-name="ce6"/>
          <table:table-cell table:style-name="ce12" table:formula="of:=[.V10]" office:value-type="percentage" office:value="51.785" calcext:value-type="percentage">
            <text:p>517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8" calcext:value-type="float">
            <text:p>20.18</text:p>
          </table:table-cell>
          <table:table-cell table:style-name="ce6"/>
          <table:table-cell table:style-name="ce12" table:formula="of:=[.V11]" office:value-type="percentage" office:value="20.18" calcext:value-type="percentage">
            <text:p>201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5" calcext:value-type="float">
            <text:p>6.75</text:p>
          </table:table-cell>
          <table:table-cell table:number-columns-repeated="2"/>
          <table:table-cell table:formula="of:=[.AA4]*[.AC4]*[.AD4]*[.AE4]*[.AF4]*[.AG4]*[.AH4]" office:value-type="float" office:value="505.44" calcext:value-type="float">
            <text:p>505.44</text:p>
          </table:table-cell>
          <table:table-cell table:style-name="ce42" table:formula="of:=[.AK4]*2.20462" office:value-type="float" office:value="1114.3031328" calcext:value-type="float">
            <text:p>1114.30</text:p>
          </table:table-cell>
          <table:table-cell table:style-name="ce42" table:formula="of:=[.AL4]/2000" office:value-type="float" office:value="0.557151566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8" calcext:value-type="float">
            <text:p>6.78</text:p>
          </table:table-cell>
          <table:table-cell table:style-name="ce6"/>
          <table:table-cell table:style-name="ce12" table:formula="of:=[.V12]" office:value-type="percentage" office:value="6.78" calcext:value-type="percentage">
            <text:p>67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6.670436666667" calcext:value-type="float">
            <text:p>336.7</text:p>
          </table:table-cell>
          <table:table-cell table:style-name="ce10" table:formula="of:=1.1%*(1+[.S22]+750%)/60" office:value-type="percentage" office:value="0.00483083333333333" calcext:value-type="percentage">
            <text:p>0.48%</text:p>
          </table:table-cell>
          <table:table-cell table:style-name="ce9" table:formula="of:=[.W5]*60" office:value-type="percentage" office:value="0.28985" calcext:value-type="percentage">
            <text:p>28.99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25" calcext:value-type="percentage">
            <text:p>17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443.6" calcext:value-type="float">
            <text:p>64443.6</text:p>
          </table:table-cell>
          <table:table-cell table:formula="of:=[.AL2]*[.$AJ$7]" office:value-type="float" office:value="142073.649432" calcext:value-type="float">
            <text:p>142073.649432</text:p>
          </table:table-cell>
          <table:table-cell table:formula="of:=[.AM2]*[.$AJ$7]" office:value-type="float" office:value="71.036824716" calcext:value-type="float">
            <text:p>71.0368247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8141995.483" calcext:value-type="float">
            <text:p>28141995.483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1029763.78397" calcext:value-type="float">
            <text:p>101029763.78397</text:p>
          </table:table-cell>
          <table:table-cell table:style-name="ce6" table:formula="of:=([.T11]+[.T12])/2" office:value-type="float" office:value="5476484.47499999" calcext:value-type="float">
            <text:p>5476484.474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3917532.08494" calcext:value-type="float">
            <text:p>173917532.0849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785" calcext:value-type="percentage">
            <text:p>5178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909923913933" calcext:value-type="percentage">
            <text:p>98.691%</text:p>
          </table:table-cell>
          <table:table-cell table:formula="of:=1/(1-[.R11])" office:value-type="float" office:value="76.3937499999999" calcext:value-type="float">
            <text:p>76.3937499999999</text:p>
          </table:table-cell>
          <table:table-cell table:formula="of:=[.$T$2]*[.S11]" office:value-type="float" office:value="5324033.22499999" calcext:value-type="float">
            <text:p>5324033.224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8" calcext:value-type="percentage">
            <text:p>201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618973922464" calcext:value-type="percentage">
            <text:p>98.762%</text:p>
          </table:table-cell>
          <table:table-cell table:formula="of:=1/(1-[.R12])" office:value-type="float" office:value="80.7687499999997" calcext:value-type="float">
            <text:p>80.7687499999997</text:p>
          </table:table-cell>
          <table:table-cell table:formula="of:=[.$T$2]*[.S12]" office:value-type="float" office:value="5628935.72499998" calcext:value-type="float">
            <text:p>5628935.724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8" calcext:value-type="percentage">
            <text:p>67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64448918198" calcext:value-type="percentage">
            <text:p>98.726%</text:p>
          </table:table-cell>
          <table:table-cell table:style-name="ce14" table:formula="of:=([.S11]+[.S12])/2" office:value-type="float" office:value="78.5812499999998" calcext:value-type="float">
            <text:p>78.6</text:p>
          </table:table-cell>
          <table:table-cell table:formula="of:=[.$T$2]*[.S13]" office:value-type="float" office:value="5476484.47499999" calcext:value-type="float">
            <text:p>5476484.474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5" calcext:value-type="percentage">
            <text:p>47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40741820302" calcext:value-type="percentage">
            <text:p>98.834%</text:p>
          </table:table-cell>
          <table:table-cell table:formula="of:=1/(1-[.R16])" office:value-type="float" office:value="85.7687500000004" calcext:value-type="float">
            <text:p>85.7687500000004</text:p>
          </table:table-cell>
          <table:table-cell table:formula="of:=[.$T$2]*[.S16]" office:value-type="float" office:value="5977395.72500003" calcext:value-type="float">
            <text:p>5977395.7250000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906607501907" calcext:value-type="percentage">
            <text:p>98.891%</text:p>
          </table:table-cell>
          <table:table-cell table:formula="of:=1/(1-[.R17])" office:value-type="float" office:value="90.1437500000004" calcext:value-type="float">
            <text:p>90.1437500000004</text:p>
          </table:table-cell>
          <table:table-cell table:formula="of:=[.$T$2]*[.S17]" office:value-type="float" office:value="6282298.22500003" calcext:value-type="float">
            <text:p>6282298.2250000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623674661104" calcext:value-type="percentage">
            <text:p>98.862%</text:p>
          </table:table-cell>
          <table:table-cell table:style-name="ce14" table:formula="of:=([.S16]+[.S17])/2" office:value-type="float" office:value="87.9562500000004" calcext:value-type="float">
            <text:p>88.0</text:p>
          </table:table-cell>
          <table:table-cell table:formula="of:=[.$T$2]*[.S18]" office:value-type="float" office:value="6129846.97500003" calcext:value-type="float">
            <text:p>6129846.9750000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78.5%" calcext:value-type="string">
            <text:p>Resilience: 5,178.5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785" calcext:value-type="percentage">
            <text:p>517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85" calcext:value-type="percentage">
            <text:p>17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25" calcext:value-type="percentage">
            <text:p>17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8" calcext:value-type="percentage">
            <text:p>20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8" calcext:value-type="percentage">
            <text:p>6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65" calcext:value-type="percentage">
            <text:p>6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28.5%" calcext:value-type="string">
            <text:p>w/Mantle: <text:s text:c="2"/>5,928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8.0%" calcext:value-type="string">
            <text:p>Speed+: <text:s text:c="4"/>2,01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25.0%" calcext:value-type="string">
            <text:p>Damage+: <text:s text:c="3"/>1,72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formula="of:=[.D26]+([.C26]-1)*20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4" table:formula="of:=[.D29]+([.C29]-1)*20" office:value-type="float" office:value="47" calcext:value-type="float">
            <text:p>47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0]+([.C30]-1)*20" office:value-type="float" office:value="55" calcext:value-type="float">
            <text:p>5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5" calcext:value-type="percentage">
            <text:p>127.50%</text:p>
          </table:table-cell>
          <table:table-cell table:style-name="ce37" table:formula="of:=[.S30]" office:value-type="percentage" office:value="17.85" calcext:value-type="percentage">
            <text:p>1785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85" calcext:value-type="percentage">
            <text:p>1785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65" calcext:value-type="percentage">
            <text:p>665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31]+([.C31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95" calcext:value-type="percentage">
            <text:p>99.50%</text:p>
          </table:table-cell>
          <table:table-cell table:style-name="ce38" table:formula="of:=[.V31]" office:value-type="percentage" office:value="9.95" calcext:value-type="percentage">
            <text:p>99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95" calcext:value-type="percentage">
            <text:p>99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5% [240.8] [289.4s to full]" calcext:value-type="string">
            <text:p>hp/s: <text:s text:c="4"/>0.35% [240.8] [289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6.7] [207.0s to full]" calcext:value-type="string">
            <text:p>w/Mantle: 0.48% [336.7] [207.0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34]+([.C34]-1)*20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6%     [hp x  78.58]" calcext:value-type="string">
            <text:p>Mitigation: <text:s text:c="6"/>98.726% <text:s text:c="4"/>[hp x <text:s/>78.58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formula="of:=[.D37]+([.C37]-1)*20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" calcext:value-type="percentage">
            <text:p>150.00%</text:p>
          </table:table-cell>
          <table:table-cell table:style-name="ce34" table:formula="of:=[.P37]" office:value-type="percentage" office:value="18" calcext:value-type="percentage">
            <text:p>180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8" calcext:value-type="percentage">
            <text:p>180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76,484.5 [hp x 298.61]" calcext:value-type="string">
            <text:p>Effective Health: 5,476,484.5 [hp x 298.61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4%     [hp x  85.77]" calcext:value-type="string">
            <text:p>Mitigation: <text:s text:c="6"/>98.834% <text:s text:c="4"/>[hp x <text:s/>85.77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4" table:formula="of:=[.D41]+([.C41]-1)*20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77,395.7 [hp x 325.92]" calcext:value-type="string">
            <text:p>Effective Health: 5,977,395.7 [hp x 325.92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15" table:formula="of:=[.D43]+([.C43]-1)*20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3" calcext:value-type="float">
            <text:p>13</text:p>
          </table:table-cell>
          <table:table-cell table:style-name="ce16" table:formula="of:=[.D45]+([.C45]-1)*20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5" calcext:value-type="percentage">
            <text:p>56.50%</text:p>
          </table:table-cell>
          <table:table-cell table:style-name="ce39" table:formula="of:=[.AH45]" office:value-type="percentage" office:value="6.78" calcext:value-type="percentage">
            <text:p>67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8" calcext:value-type="percentage">
            <text:p>67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8" calcext:value-type="percentage">
            <text:p>67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3 Sentinel Reconstruction [E]     x5 " calcext:value-type="string">
            <text:p>3-13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46]+([.C46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3" calcext:value-type="percentage">
            <text:p>73.00%</text:p>
          </table:table-cell>
          <table:table-cell table:style-name="ce37" table:formula="of:=[.V46]" office:value-type="percentage" office:value="7.3" calcext:value-type="percentage">
            <text:p>73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3" calcext:value-type="percentage">
            <text:p>73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7  Arcane Dominion [E]             x1 " calcext:value-type="string">
            <text:p>3-7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5 Sentinel Core [E]              x14 [47.5% =&gt; 665.0% Durability, 127.5% =&gt; 1,785.0% Health Regen, 25.0% =&gt; 350.0% Magic Resistance]" calcext:value-type="string">
            <text:p>3-15 Sentinel Core [E] <text:s text:c="13"/>x14 [47.5% =&gt; 665.0% Durability, 127.5% =&gt; 1,785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50]+([.C50]-1)*20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5" calcext:value-type="percentage">
            <text:p>64.50%</text:p>
          </table:table-cell>
          <table:table-cell table:style-name="ce9" table:formula="of:=[.P50]" office:value-type="percentage" office:value="8.385" calcext:value-type="percentage">
            <text:p>838.5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85" calcext:value-type="percentage">
            <text:p>838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9  Eternal Brawling [E]           x10 [99.5% =&gt; 995.0% Damage, 3.25% DR/attack]" calcext:value-type="string">
            <text:p>3-9 <text:s/>Eternal Brawling [E] <text:s text:c="10"/>x10 [99.5% =&gt; 995.0% Damage, 3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3" table:formula="of:=[.D51]+([.C51]-1)*20" office:value-type="float" office:value="43" calcext:value-type="float">
            <text:p>4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0 Arcane Circulation [E]         x10 [112.5% to Deconstruction/Reconstruction]" calcext:value-type="string">
            <text:p>3-10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0 Mantle of the Titan [E]        x12 [150.0% =&gt; 1,800.0% Resilience]" calcext:value-type="string">
            <text:p>3-10 Mantle of the Titan [E] <text:s text:c="7"/>x12 [150.0% =&gt; 1,800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5  Tempered Seal [E]               x3 " calcext:value-type="string">
            <text:p>3-5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10 Ashen Wings [E]                x12 " calcext:value-type="string">
            <text:p>3-10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3 Avatar of Ash [E]              x12 [56.5% =&gt; 678.0% Reflexes and Speed]" calcext:value-type="string">
            <text:p>3-13 Avatar of Ash [E] <text:s text:c="13"/>x12 [56.5% =&gt; 67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6  Embered Form [E]               x10 [73.0% =&gt; 730.0% Damage]" calcext:value-type="string">
            <text:p>3-6 <text:s/>Embered Form [E] <text:s text:c="14"/>x10 [73.0% =&gt; 73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9  Fires of Creation [E]          x13 [64.5% =&gt; 838.5% Resilience, 4.75% mana/health returned]" calcext:value-type="string">
            <text:p>3-9 <text:s/>Fires of Creation [E] <text:s text:c="9"/>x13 [64.5% =&gt; 838.5% Resilience, 4.75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  Fabric Tear [E]                 x4 " calcext:value-type="string">
            <text:p>3-3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77]: 0" calcext:value-type="string">
            <text:p>Available [2377]: 0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77" calcext:value-type="float">
            <text:p>2377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0" calcext:value-type="float">
            <text:p>0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9 Ashen Limbs" calcext:value-type="string">
            <text:p>1-19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formula="of:=[.D78]+([.C78]-1)*20" office:value-type="float" office:value="19" calcext:value-type="float">
            <text:p>19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2 Monstrous [Within 140 lvls - 371+]" calcext:value-type="string">
            <text:p>1-12 Monstrous [Within 140 lvls - 37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95]+([.C95]-1)*20" office:value-type="float" office:value="12" calcext:value-type="float">
            <text:p>12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40" calcext:value-type="float">
            <text:p>14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71" calcext:value-type="float">
            <text:p>37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4 Soul Perception" calcext:value-type="string">
            <text:p>1-14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8]+([.C98]-1)*20" office:value-type="float" office:value="14" calcext:value-type="float">
            <text:p>14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5   [55% - 90%] Curse Resistance" calcext:value-type="string">
            <text:p>3-5 <text:s text:c="2"/>[55% - 9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1];2); &quot;0#%&quot;)" office:value-type="string" office:string-value="55%" calcext:value-type="string">
            <text:p>55%</text:p>
          </table:table-cell>
          <table:table-cell table:formula="of:=TEXT(VLOOKUP([.E116];[.$BI$2:.$BK$81];3);  &quot;0#%&quot;)" office:value-type="string" office:string-value="90%" calcext:value-type="string">
            <text:p>9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9   [34% - 58%] Dark Magic Resistance" calcext:value-type="string">
            <text:p>2-9 <text:s text:c="2"/>[34% - 5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18]+([.C118]-1)*20" office:value-type="float" office:value="29" calcext:value-type="float">
            <text:p>2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4%" calcext:value-type="string">
            <text:p>34%</text:p>
          </table:table-cell>
          <table:table-cell table:formula="of:=TEXT(VLOOKUP([.E118];[.$BI$2:.$BK$81];3);  &quot;0#%&quot;)" office:value-type="string" office:string-value="58%" calcext:value-type="string">
            <text:p>5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2  [12% - 24%] Shadow Magic Resistance" calcext:value-type="string">
            <text:p>1-12 <text:s/>[12% - 24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48]+([.C148]-1)*20" office:value-type="float" office:value="12" calcext:value-type="float">
            <text:p>12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2%" calcext:value-type="string">
            <text:p>12%</text:p>
          </table:table-cell>
          <table:table-cell table:formula="of:=TEXT(VLOOKUP([.E148];[.$BI$2:.$BK$81];3);  &quot;0#%&quot;)" office:value-type="string" office:string-value="24%" calcext:value-type="string">
            <text:p>24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2   [52% - 84%] Soul Magic Resistance" calcext:value-type="string">
            <text:p>3-2 <text:s text:c="2"/>[52% - 84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51]+([.C151]-1)*20" office:value-type="float" office:value="42" calcext:value-type="float">
            <text:p>42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2%" calcext:value-type="string">
            <text:p>52%</text:p>
          </table:table-cell>
          <table:table-cell table:formula="of:=TEXT(VLOOKUP([.E151];[.$BI$2:.$BK$81];3);  &quot;0#%&quot;)" office:value-type="string" office:string-value="84%" calcext:value-type="string">
            <text:p>8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8.2 kgs   [1,671.5 lbs] [0.84 tons]" calcext:value-type="string">
            <text:p>Weight: <text:s text:c="2"/>758.2 kgs <text:s text:c="2"/>[1,671.5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8.2" calcext:value-type="string">
            <text:p>758.2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1.5" calcext:value-type="string">
            <text:p>1,671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443.6 kgs [142,073.6 lbs] [71.04 tons]" calcext:value-type="string">
            <text:p>Maxed: 64,443.6 kgs [142,073.6 lbs] [71.0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443.6" calcext:value-type="string">
            <text:p>64,443.6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073.6" calcext:value-type="string">
            <text:p>142,073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04" calcext:value-type="string">
            <text:p>71.0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10% + 65% = 575%) more dense - Avatar of Ash [E] 2nd" calcext:value-type="string">
            <text:p><text:s text:c="8"/>Muscles are (300% + 210% + 65% = 575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5%" calcext:value-type="string">
            <text:p>57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5%] more dense." calcext:value-type="string">
            <text:p><text:s text:c="16"/>[57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78.5%" calcext:value-type="string">
            <text:p>5,17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28.5%" calcext:value-type="string">
            <text:p>5,92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8.0%" calcext:value-type="string">
            <text:p>2,01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25.0%" calcext:value-type="string">
            <text:p>1,72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40.8" calcext:value-type="string">
            <text:p>240.8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89.4" calcext:value-type="string">
            <text:p>289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6.7" calcext:value-type="string">
            <text:p>336.7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0" calcext:value-type="string">
            <text:p>20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6%" calcext:value-type="string">
            <text:p>98.726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58" calcext:value-type="string">
            <text:p>78.58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76,484.5" calcext:value-type="string">
            <text:p>5,476,484.5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8.61" calcext:value-type="string">
            <text:p>298.61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4%" calcext:value-type="string">
            <text:p>98.834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77" calcext:value-type="string">
            <text:p>85.77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77,395.7" calcext:value-type="string">
            <text:p>5,977,395.7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92" calcext:value-type="string">
            <text:p>325.92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3" calcext:value-type="float">
            <text:p>13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7" calcext:value-type="float">
            <text:p>7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5" calcext:value-type="float">
            <text:p>15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5% =&gt; 665.0%" calcext:value-type="string">
            <text:p>47.5% =&gt; 66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5% =&gt; 1,785.0%" calcext:value-type="string">
            <text:p>127.5% =&gt; 1,78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9" calcext:value-type="float">
            <text:p>9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9.5% =&gt; 995.0%" calcext:value-type="string">
            <text:p>99.5% =&gt; 99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3.25%" calcext:value-type="string">
            <text:p>3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0" calcext:value-type="float">
            <text:p>10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0" calcext:value-type="float">
            <text:p>10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0.0% =&gt; 1,800.0%" calcext:value-type="string">
            <text:p>150.0% =&gt; 1,80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5" calcext:value-type="float">
            <text:p>5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0" calcext:value-type="float">
            <text:p>10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3" calcext:value-type="float">
            <text:p>13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5% =&gt; 678.0%" calcext:value-type="string">
            <text:p>56.5% =&gt; 67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6" calcext:value-type="float">
            <text:p>6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3.0% =&gt; 730.0%" calcext:value-type="string">
            <text:p>73.0% =&gt; 73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9" calcext:value-type="float">
            <text:p>9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5% =&gt; 838.5%" calcext:value-type="string">
            <text:p>64.5% =&gt; 838.5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75%" calcext:value-type="string">
            <text:p>4.75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" calcext:value-type="float">
            <text:p>3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77" calcext:value-type="float">
            <text:p>237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22:27:16.183000000</dc:date>
    <meta:generator>LibreOffice/7.0.5.2$Windows_X86_64 LibreOffice_project/64390860c6cd0aca4beafafcfd84613dd9dfb63a</meta:generator>
    <meta:editing-duration>P2DT1H23M30S</meta:editing-duration>
    <meta:editing-cycles>201</meta:editing-cycles>
    <meta:document-statistic meta:table-count="1" meta:cell-count="2168" meta:object-count="0"/>
    <meta:user-defined meta:name="AppVersion">16.0300</meta:user-defined>
  </office:meta>
</office:document-meta>
</file>